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office:automatic-styles>
  <office:body>
    <office:text text:use-soft-page-breaks="true">
      <text:p text:style-name="P1">1 Introduction</text:p>
      <text:p text:style-name="P2">The aim of this project is to create a computer game in which the player, via her character, fights zombies. The setting of the game will be Chalmers University of Technology, which hopefully will pique the interest of the targeted group (see below). For different definitions and abbreviations see section 1.5.</text:p>
      <text:p text:style-name="P3">1.1 Purpose of application<text:s/></text:p>
      <text:p text:style-name="P4"/>
      <text:p text:style-name="P5">1.2 General characteristics of application<text:s/></text:p>
      <text:p text:style-name="P6"/>
      <text:p text:style-name="P7">1.3 Scope of application<text:s/></text:p>
      <text:p text:style-name="P8"/>
      <text:p text:style-name="P9">1.4 Objectives and success criteria of the project<text:s/></text:p>
      <text:p text:style-name="P10"/>
      <text:p text:style-name="Normal">1.5 Definitions, acronyms and abbreviation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roman"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ohrn@outlook.com</meta:initial-creator>
    <dc:creator>erik.ohrn@outlook.com</dc:creator>
    <meta:creation-date>2015-03-26T15:45:00Z</meta:creation-date>
    <dc:date>2015-03-26T16:08:00Z</dc:date>
    <meta:template xlink:href="Normal.dotm" xlink:type="simple"/>
    <meta:editing-cycles>3</meta:editing-cycles>
    <meta:editing-duration>PT1380S</meta:editing-duration>
    <meta:document-statistic meta:page-count="1" meta:paragraph-count="1" meta:word-count="83" meta:character-count="526" meta:row-count="3" meta:non-whitespace-character-count="444"/>
  </office:meta>
</office:document-meta>
</file>